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Helvetica, Arial, sans-serif"/>
  </office:font-face-decls>
  <office:automatic-styles>
    <style:style style:name="P1" style:family="paragraph" style:parent-style-name="Heading_20_3">
      <style:paragraph-properties fo:text-align="center" style:justify-single-word="false"/>
    </style:style>
    <style:style style:name="P2" style:family="paragraph" style:parent-style-name="Standard">
      <style:text-properties officeooo:rsid="0003bc3c"/>
    </style:style>
    <style:style style:name="P3" style:family="paragraph" style:parent-style-name="Standard">
      <style:text-properties officeooo:rsid="0003bc3c" officeooo:paragraph-rsid="0003bc3c"/>
    </style:style>
    <style:style style:name="P4" style:family="paragraph" style:parent-style-name="Standard">
      <style:text-properties officeooo:paragraph-rsid="0003bc3c"/>
    </style:style>
    <style:style style:name="P5" style:family="paragraph" style:parent-style-name="Text_20_body">
      <style:text-properties officeooo:rsid="0003bc3c"/>
    </style:style>
    <style:style style:name="P6" style:family="paragraph" style:parent-style-name="Text_20_body">
      <style:text-properties officeooo:paragraph-rsid="0003bc3c" loext:padding="0.049cm" loext:border="0.06pt solid #e3e3e3"/>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T1" style:family="text">
      <style:text-properties officeooo:rsid="0003bc3c"/>
    </style:style>
    <style:style style:name="T2" style:family="text">
      <style:text-properties officeooo:rsid="0003bc3c" loext:padding="0.049cm" loext:border="0.06pt solid #e3e3e3"/>
    </style:style>
    <style:style style:name="T3" style:family="text">
      <style:text-properties loext:padding="0.049cm" loext:border="0.06pt solid #e3e3e3"/>
    </style:style>
    <style:style style:name="T4" style:family="text">
      <style:text-properties fo:font-variant="normal" fo:text-transform="none" fo:color="#0d0d0d" loext:opacity="100%" style:font-name="S hne" fo:font-size="9.60000038146973pt" fo:letter-spacing="normal" fo:font-style="normal" fo:font-weight="normal"/>
    </style:style>
    <style:style style:name="T5"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SCOP Annotation Transfer Analysis with EBA Method</text:h>
      <text:p text:style-name="P7"/>
      <text:p text:style-name="P7"><text:s/></text:p>
      <text:p text:style-name="P7">The Structural Classification of Proteins (SCOP) is a fundamental database that categorizes proteins based on their three-dimensional structure, providing detailed annotations about their shape and function. The current version, SCOPe 2.01, serves as a reference resource in the field of structural biology.</text:p>
      <text:p text:style-name="P7"/>
      <text:p text:style-name="P8">The EBA Method</text:p>
      <text:p text:style-name="P7">The Evolutionary Baseline Aligner (EBA) is a sophisticated computational tool used for analyzing protein sequences. Its principle relies on detecting similarities between different sequences based on their biological evolution. In the context of this evaluation, EBA is deployed to transfer annotations from SCOP to a protein dataset, with the aim of precisely identifying family, superfamily, and fold relationships within these protein domains.</text:p>
      <text:p text:style-name="P7"/>
      <text:p text:style-name="P8">Objective of Evaluation</text:p>
      <text:p text:style-name="P7">The main objective of this evaluation is to assess the effectiveness of the EBA method in transferring annotations from SCOP to a protein dataset. Specifically, it aims to determine the extent to which EBA can accurately identify sequences sharing similar structural and functional characteristics, such as family, superfamily, and fold, within this set of protein domains.</text:p>
      <text:p text:style-name="P7"/>
      <text:p text:style-name="P8">Data Used</text:p>
      <text:p text:style-name="P7">The data used in this study are extracted from a recent article by van Kempen et al. (2023). It consists of protein domains from SCOPe 2.01, comprising 12,211 non-redundant domains grouped based on sequence identity. Non-redundancy ensures the exclusion of duplicated sequences, leaving only unique sequences for precise analysis.</text:p>
      <text:p text:style-name="P7"/>
      <text:p text:style-name="P8">Methodology</text:p>
      <text:p text:style-name="P7">EBA was applied to all possible pairs of domains within the SCOPe40 dataset. The goal was to detect relationships between sequences by identifying structural and functional similarities, including family, superfamily, and fold. This method relies on evolutionary information to align protein sequences and deduce their relationships.</text:p>
      <text:p text:style-name="P7"/>
      <text:p text:style-name="P8">Evaluation of EBA Performance</text:p>
      <text:p text:style-name="P7">The performance of EBA was evaluated in terms of sensitivity up to the first false positive. Sensitivity measures EBA's ability to correctly identify true positives, i.e., sequences sharing similar structural and functional characteristics. A false positive occurs when EBA incorrectly <text:soft-page-break/>identifies a sequence as belonging to a different fold. These performances were compared to those of other methods such as Foldseek, Foldseek-TM, DALI, CLE-SW, and MMseqs2, with a focus on the use of structural information in the analysis.</text:p>
      <text:p text:style-name="P7"/>
      <text:p text:style-name="P7">This analysis aims to provide crucial insights into the effectiveness of SCOP annotation transfer through the EBA method, as well as to contextualize its performance compared to other commonly used approaches in the field of structural biolog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19:10:06.998000000</meta:creation-date>
    <dc:date>2024-05-20T20:57:38.923000000</dc:date>
    <meta:editing-duration>PT1H47M31S</meta:editing-duration>
    <meta:editing-cycles>2</meta:editing-cycles>
    <meta:generator>LibreOffice/7.4.0.3$Windows_X86_64 LibreOffice_project/f85e47c08ddd19c015c0114a68350214f7066f5a</meta:generator>
    <meta:document-statistic meta:table-count="0" meta:image-count="0" meta:object-count="0" meta:page-count="2" meta:paragraph-count="14" meta:word-count="390" meta:character-count="2694" meta:non-whitespace-character-count="2316"/>
  </office:meta>
</office:document-meta>
</file>